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stArgument.consume( List &lt; String &gt;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stArgument.LastArgument( String argName , String description ,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